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opacity="0%" draw:textarea-horizontal-align="justify" draw:textarea-vertical-align="middle" draw:auto-grow-height="false" fo:min-height="0.68cm" fo:min-width="0.435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569cm"/>
    </style:style>
    <style:style style:name="gr4" style:family="graphic" style:parent-style-name="standard">
      <style:graphic-properties svg:stroke-width="0.053cm" svg:stroke-color="#000000" draw:marker-start-width="0.28cm" draw:marker-end-width="0.28cm" draw:opacity="0%" draw:textarea-horizontal-align="justify" draw:textarea-vertical-align="middle" draw:auto-grow-height="false" fo:min-height="1.043cm" fo:min-width="0.812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opacity="0%" draw:textarea-horizontal-align="justify" draw:textarea-vertical-align="middle" draw:auto-grow-height="false" fo:min-height="1.043cm" fo:min-width="0.813cm" fo:padding-top="0.152cm" fo:padding-bottom="0.152cm" fo:padding-left="0.277cm" fo:padding-right="0.27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2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3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4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1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2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2.272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2.248cm" fo:min-width="0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cm" svg:x="1.037cm" svg:y="4.539cm">
          <text:p text:style-name="P1">a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669cm" svg:height="1.27cm" svg:x="1.164cm" svg:y="0.23cm">
          <draw:text-box>
            <text:p><text:span text:style-name="T1">The <text:s text:c="12"/>toothbrush <text:s text:c="15"/>is <text:s text:c="12"/>in <text:s text:c="11"/>the <text:s text:c="12"/>bathroom</text:span></text:p>
          </draw:text-box>
        </draw:frame>
        <draw:frame draw:style-name="gr3" draw:text-style-name="P4" draw:layer="layout" svg:width="19.82cm" svg:height="0.819cm" svg:x="1.156cm" svg:y="9.19cm">
          <draw:text-box>
            <text:p><text:span text:style-name="T2">La <text:s text:c="6"/>brosse <text:s text:c="7"/>à <text:s text:c="8"/>dents <text:s text:c="7"/>est <text:s text:c="7"/>dans <text:s text:c="8"/>la <text:s text:c="8"/>salle <text:s text:c="8"/>de <text:s text:c="7"/>bain</text:span></text:p>
          </draw:text-box>
        </draw:frame>
        <draw:custom-shape draw:style-name="gr4" draw:text-style-name="P2" draw:layer="layout" svg:width="1.932cm" svg:height="1.905cm" svg:x="0.729cm" svg:y="8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3cm" svg:height="1.905cm" svg:x="2.727cm" svg:y="8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905cm" svg:x="4.722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1cm" svg:height="1.905cm" svg:x="6.72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1cm" svg:height="1.905cm" svg:x="8.717cm" svg:y="8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1cm" svg:height="1.905cm" svg:x="10.714cm" svg:y="8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905cm" svg:x="12.71cm" svg:y="8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3cm" svg:height="1.905cm" svg:x="14.708cm" svg:y="8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32cm" svg:height="1.905cm" svg:x="16.704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932cm" svg:height="1.905cm" svg:x="18.636cm" svg:y="8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cm" svg:x="2.942cm" svg:y="4.555cm">
          <text:p text:style-name="P1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5cm" svg:height="0.381cm" svg:x="2.407cm" svg:y="5.102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0.567cm" svg:height="0.381cm" svg:x="4.339cm" svg:y="5.056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397cm" svg:height="1.39cm" svg:x="4.925cm" svg:y="4.54cm">
          <text:p text:style-name="P1">a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cm" svg:x="6.903cm" svg:y="4.549cm">
          <text:p text:style-name="P1">a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84cm" svg:height="0.381cm" svg:x="6.295cm" svg:y="5.103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762cm" svg:height="0.381cm" svg:x="8.276cm" svg:y="5.057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397cm" svg:height="1.39cm" svg:x="9.013cm" svg:y="4.541cm">
          <text:p text:style-name="P1">a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cm" svg:x="10.991cm" svg:y="4.55cm">
          <text:p text:style-name="P1">a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6cm" svg:height="0.381cm" svg:x="10.383cm" svg:y="5.104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587cm" svg:height="0.381cm" svg:x="12.388cm" svg:y="5.058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397cm" svg:height="1.39cm" svg:x="13.001cm" svg:y="4.542cm">
          <text:p text:style-name="P1">a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cm" svg:x="14.879cm" svg:y="4.551cm">
          <text:p text:style-name="P1">a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509cm" svg:height="0.381cm" svg:x="14.371cm" svg:y="5.105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762cm" svg:height="0.381cm" svg:x="16.277cm" svg:y="5.059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397cm" svg:height="1.39cm" svg:x="16.989cm" svg:y="4.543cm">
          <text:p text:style-name="P1">a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cm" svg:x="18.867cm" svg:y="4.552cm">
          <text:p text:style-name="P1">a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08cm" svg:height="0.381cm" svg:x="18.436cm" svg:y="5.056cm">
          <text:p/>
          <draw:enhanced-geometry svg:viewBox="0 0 21600 21600" draw:text-areas="0 ?f0 ?f5 ?f2" draw:type="right-arrow" draw:modifiers="16717.0966331439 7845.2830188679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0.635cm" svg:height="2.54cm" svg:x="1.418cm" svg:y="5.945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3.318cm" svg:y="5.946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5.318cm" svg:y="5.947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7.318cm" svg:y="5.948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9.418cm" svg:y="5.949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11.418cm" svg:y="5.95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13.418cm" svg:y="5.951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15.318cm" svg:y="5.952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17.418cm" svg:y="5.953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635cm" svg:height="2.54cm" svg:x="19.318cm" svg:y="5.954cm">
          <text:p/>
          <draw:enhanced-geometry svg:viewBox="0 0 21600 21600" draw:text-areas="?f0 0 ?f2 ?f5" draw:type="down-arrow" draw:modifiers="18905.3128689492 9339.622641509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5" draw:text-style-name="P6" draw:layer="layout" svg:x1="1.672cm" svg:y1="4.548cm" svg:x2="1.672cm" svg:y2="0.992cm">
          <text:p/>
        </draw:line>
        <draw:line draw:style-name="gr16" draw:text-style-name="P6" draw:layer="layout" svg:x1="3.577cm" svg:y1="4.548cm" svg:x2="5.482cm" svg:y2="0.992cm">
          <text:p/>
        </draw:line>
        <draw:line draw:style-name="gr16" draw:text-style-name="P6" draw:layer="layout" svg:x1="5.609cm" svg:y1="4.421cm" svg:x2="5.482cm" svg:y2="0.993cm">
          <text:p/>
        </draw:line>
        <draw:line draw:style-name="gr16" draw:text-style-name="P6" draw:layer="layout" svg:x1="7.514cm" svg:y1="4.548cm" svg:x2="5.436cm" svg:y2="0.994cm">
          <text:p/>
        </draw:line>
        <draw:line draw:style-name="gr16" draw:text-style-name="P6" draw:layer="layout" svg:x1="9.8cm" svg:y1="4.421cm" svg:x2="9.8cm" svg:y2="0.992cm">
          <text:p/>
        </draw:line>
        <draw:line draw:style-name="gr16" draw:text-style-name="P6" draw:layer="layout" svg:x1="11.705cm" svg:y1="4.548cm" svg:x2="12.213cm" svg:y2="0.992cm">
          <text:p/>
        </draw:line>
        <draw:line draw:style-name="gr16" draw:text-style-name="P6" draw:layer="layout" svg:x1="13.737cm" svg:y1="4.548cm" svg:x2="14.626cm" svg:y2="0.992cm">
          <text:p/>
        </draw:line>
        <draw:line draw:style-name="gr16" draw:text-style-name="P6" draw:layer="layout" svg:x1="15.642cm" svg:y1="4.548cm" svg:x2="18.055cm" svg:y2="0.992cm">
          <text:p/>
        </draw:line>
        <draw:line draw:style-name="gr16" draw:text-style-name="P6" draw:layer="layout" svg:x1="17.674cm" svg:y1="4.421cm" svg:x2="18.055cm" svg:y2="0.993cm">
          <text:p/>
        </draw:line>
        <draw:line draw:style-name="gr16" draw:text-style-name="P6" draw:layer="layout" svg:x1="19.452cm" svg:y1="4.421cm" svg:x2="18.105cm" svg:y2="0.9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475cm" fo:margin-right="0.30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1T11:42:35.275831185</meta:creation-date>
    <dc:date>2017-01-01T15:50:34.335136428</dc:date>
    <meta:editing-duration>PT15M12S</meta:editing-duration>
    <meta:editing-cycles>3</meta:editing-cycles>
    <meta:generator>LibreOffice/5.1.4.2$Linux_X86_64 LibreOffice_project/10m0$Build-2</meta:generator>
    <meta:document-statistic meta:object-count="51"/>
  </office:meta>
</office:document-meta>
</file>